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20p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rchitecture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概要</text:p>
                <text:list>
                  <text:list-item>
                    <text:p>3つのアーキテクチャ</text:p>
                    <text:list>
                      <text:list-item>
                        <text:p>1<text:span text:style-name="T1">st</text:span> … 11/19完動</text:p>
                      </text:list-item>
                      <text:list-item>
                        <text:p>2<text:span text:style-name="T1">nd</text:span><text:tab/>… 1/10完動</text:p>
                      </text:list-item>
                      <text:list-item>
                        <text:p>3<text:span text:style-name="T1">rd</text:span><text:tab/>… </text:p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rchitectur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データ表現</text:p>
                <text:list>
                  <text:list-item>
                    <text:p>1word = 32bit </text:p>
                  </text:list-item>
                  <text:list-item>
                    <text:p>リトルエンディアン</text:p>
                  </text:list-item>
                </text:list>
              </text:list-item>
              <text:list-item>
                <text:p>レジスタ</text:p>
                <text:list>
                  <text:list-item>
                    <text:p>整数、floatともに64個(32bit)</text:p>
                  </text:list-item>
                  <text:list-item>
                    <text:p>整数</text:p>
                    <text:list>
                      <text:list-item>
                        <text:p>ゼロレジスタ、closure用, swap用, heap ptr, stack pt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2<text:span text:style-name="T1">nd</text:span> Architecture Cor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クロック66MHz</text:p>
              </text:list-item>
              <text:list-item>
                <text:p>パイプライン実行</text:p>
                <text:list>
                  <text:list-item>
                    <text:p>8段 : PC, IF, ID/RF, FW, EX1, EX2(MEM1), EX3(MEM2), WB</text:p>
                  </text:list-item>
                  <text:list-item>
                    <text:p>ALU, I/O : 1clk</text:p>
                  </text:list-item>
                  <text:list-item>
                    <text:p>FPU(+itof, ftoi, floor) : 3clk</text:p>
                  </text:list-item>
                  <text:list-item>
                    <text:p>ロード/ストア : 3clk</text:p>
                  </text:list-item>
                  <text:list-item>
                    <text:p>Jump : 遅延1, 3clk</text:p>
                  </text:list-item>
                  <text:list-item>
                    <text:p>Branch成立時 : 遅延4cl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2<text:span text:style-name="T1">nd</text:span> Architecture Core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静的分岐予測 : 常に不成立と予測</text:p>
              </text:list-item>
              <text:list-item>
                <text:p>4つ前までの命令からフォワーディング</text:p>
              </text:list-item>
              <text:list-item>
                <text:p>ストール</text:p>
                <text:list>
                  <text:list-item>
                    <text:p>連続するI/O命令の間に1ストール</text:p>
                  </text:list-item>
                  <text:list-item>
                    <text:p>データハザード : 最大3ストール</text:p>
                  </text:list-item>
                </text:list>
              </text:list-item>
              <text:list-item>
                <text:p>記録</text:p>
                <text:list>
                  <text:list-item>
                    <text:p>11.33億命令</text:p>
                  </text:list-item>
                  <text:list-item>
                    <text:p>44.53秒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3rd Architecture Core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oO実行</text:p>
                <text:list>
                  <text:list-item>
                    <text:p>トマスロのアルゴリズム</text:p>
                  </text:list-item>
                  <text:list-item>
                    <text:p>大きく4ステップ : PC, IF, ISSUE1-3, EX</text:p>
                  </text:list-item>
                  <text:list-item>
                    <text:p>静的分岐予測 : 常に不成立と予測</text:p>
                    <text:list>
                      <text:list-item>
                        <text:p>I/O命令, ロード/ストア命令は依存する分岐命令の結果が確定するまで実行しない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3rd Architecture Core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oO実行</text:p>
                <text:list>
                  <text:list-item>
                    <text:p>トマスロのアルゴリズム</text:p>
                  </text:list-item>
                  <text:list-item>
                    <text:p>大きく4ステップ : PC, IF, ISSUE1-3, EX</text:p>
                  </text:list-item>
                  <text:list-item>
                    <text:p>静的分岐予測 : 常に不成立と予測</text:p>
                    <text:list>
                      <text:list-item>
                        <text:p>I/O命令, ロード/ストア命令は依存する分岐命令の結果が確定するまで実行しない</text:p>
                      </text:list-item>
                    </text:list>
                  </text:list-item>
                </text:list>
              </text:list-item>
              <text:list-item>
                <text:p>完動ならず</text:p>
                <text:list>
                  <text:list-item>
                    <text:p>ストア命令がリザベーションステーションからPOPされないバ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rchitecture</text:p>
          </draw:text-box>
        </draw:frame>
        <draw:frame presentation:style-name="pr2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命令種</text:p>
                <text:list>
                  <text:list-item>
                    <text:p>関数呼び出し/返しは call(callr), return</text:p>
                  </text:list-item>
                  <text:list-item>
                    <text:p>演算結果の絶対値、negationを1命令で</text:p>
                    <text:list>
                      <text:list-item>
                        <text:p>ex) fadda = fabs + fadd <text:s/></text:p>
                        <text:p><text:s text:c="6"/>flwn <text:s text:c="3"/>= fneg + flw</text:p>
                      </text:list-item>
                    </text:list>
                  </text:list-item>
                  <text:list-item>
                    <text:p>Itof, ftoi, floorはハードウェア実装</text:p>
                  </text:list-item>
                  <text:list-item>
                    <text:p>豊富な分岐命令（24個）</text:p>
                    <text:list>
                      <text:list-item>
                        <text:p>定数比較分岐return命令 etc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rchitectur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命令形式</text:p>
                <text:list>
                  <text:list-item>
                    <text:p>固定長36bit</text:p>
                  </text:list-item>
                  <text:list-item>
                    <text:p>R形式</text:p>
                    <text:list>
                      <text:list-item>
                        <text:p>opcode(35-30),ad(29-24),as(21-16),at(15-10)/amt(15-10)</text:p>
                      </text:list-item>
                    </text:list>
                  </text:list-item>
                  <text:list-item>
                    <text:p>I形式</text:p>
                    <text:list>
                      <text:list-item>
                        <text:p>opcode(35-30),ad(29-24),as(21-16),imm(15-0)</text:p>
                      </text:list-item>
                    </text:list>
                  </text:list-item>
                  <text:list-item>
                    <text:p>B形式（定数比較分岐命令用）</text:p>
                    <text:list>
                      <text:list-item>
                        <text:p>opcode(35-30),immt(29-22),as(21-16),imm(15-0)</text:p>
                        <text:list>
                          <text:list-item>
                            <text:p>immt : 8bit/unsigned(<text:span text:style-name="T2">x"00"</text:span><text:span text:style-name="T2">を</text:span><text:span text:style-name="T2">-1</text:span><text:span text:style-name="T2">の表現とする</text:span>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Droid Sans Fallback'" style:font-family-generic="roman" style:font-pitch="variable" fo:font-size="24pt" fo:language="en" fo:country="US" style:font-family-asian="'Droid Sans Fallback'" style:font-family-generic-asian="system" style:font-pitch-asian="variable" style:font-size-asian="24pt" style:language-asian="ja" style:country-asian="JP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05T11:33:12</meta:creation-date>
    <meta:editing-duration>PT40M18S</meta:editing-duration>
    <meta:editing-cycles>3</meta:editing-cycles>
    <dc:date>2013-03-05T12:52:48</dc:date>
    <meta:generator>LibreOffice/3.4$Linux LibreOffice_project/340m1$Build-402</meta:generator>
    <meta:document-statistic meta:object-count="53"/>
  </office:meta>
</office:document-meta>
</file>